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sans-serif" fo:font-size="12pt" style:text-underline-style="none" style:font-size-asian="12pt" style:font-size-complex="12pt"/>
    </style:style>
    <style:style style:name="P2" style:family="paragraph" style:parent-style-name="Standard">
      <style:paragraph-properties fo:margin-top="0in" fo:margin-bottom="0in" loext:contextual-spacing="false"/>
      <style:text-properties style:font-name="sans-serif" fo:font-size="12pt" style:text-underline-style="none" officeooo:rsid="00277ff3" officeooo:paragraph-rsid="00277ff3" style:font-size-asian="12pt" style:font-size-complex="12pt"/>
    </style:style>
    <style:style style:name="P3" style:family="paragraph" style:parent-style-name="Standard">
      <style:paragraph-properties fo:margin-top="0in" fo:margin-bottom="0in" loext:contextual-spacing="false"/>
      <style:text-properties style:font-name="sans-serif" fo:font-size="12pt" style:text-underline-style="none" fo:font-weight="bold" officeooo:rsid="00179d2c" officeooo:paragraph-rsid="00179d2c" style:font-size-asian="12pt" style:font-weight-asian="bold" style:font-size-complex="12pt" style:font-weight-complex="bold"/>
    </style:style>
    <style:style style:name="P4" style:family="paragraph" style:parent-style-name="Standard">
      <style:paragraph-properties fo:margin-top="0in" fo:margin-bottom="0in" loext:contextual-spacing="false"/>
      <style:text-properties style:font-name="sans-serif" fo:font-size="12pt" style:text-underline-style="none" fo:font-weight="bold" officeooo:rsid="0028f55a" officeooo:paragraph-rsid="0028f55a" style:font-size-asian="12pt" style:font-weight-asian="bold" style:font-size-complex="12pt" style:font-weight-complex="bold"/>
    </style:style>
    <style:style style:name="P5" style:family="paragraph" style:parent-style-name="Standard">
      <style:paragraph-properties fo:margin-top="0in" fo:margin-bottom="0in" loext:contextual-spacing="false"/>
      <style:text-properties style:font-name="sans-serif" fo:font-size="12pt" style:text-underline-style="none" fo:font-weight="bold" officeooo:rsid="002ade2f" officeooo:paragraph-rsid="002ade2f" style:font-size-asian="12pt" style:font-weight-asian="bold" style:font-size-complex="12pt" style:font-weight-complex="bold"/>
    </style:style>
    <style:style style:name="P6" style:family="paragraph" style:parent-style-name="Standard">
      <style:paragraph-properties fo:margin-top="0in" fo:margin-bottom="0in" loext:contextual-spacing="false"/>
      <style:text-properties style:font-name="sans-serif" fo:font-size="12pt" style:text-underline-style="none" fo:font-weight="normal" officeooo:rsid="002c7a5d" officeooo:paragraph-rsid="002c7a5d" style:font-size-asian="12pt" style:font-weight-asian="normal" style:font-size-complex="12pt" style:font-weight-complex="normal"/>
    </style:style>
    <style:style style:name="P7" style:family="paragraph" style:parent-style-name="Standard">
      <style:paragraph-properties fo:margin-top="0in" fo:margin-bottom="0in" loext:contextual-spacing="false"/>
      <style:text-properties style:font-name="sans-serif" fo:font-size="12pt" style:text-underline-style="none" fo:font-weight="normal" officeooo:rsid="002cd25e" officeooo:paragraph-rsid="002cd25e" style:font-size-asian="12pt" style:font-weight-asian="normal" style:font-size-complex="12pt" style:font-weight-complex="normal"/>
    </style:style>
    <style:style style:name="P8" style:family="paragraph" style:parent-style-name="Standard">
      <style:paragraph-properties fo:margin-top="0in" fo:margin-bottom="0in" loext:contextual-spacing="false"/>
      <style:text-properties style:font-name="sans-serif" fo:font-size="14.25pt" style:text-underline-style="solid" style:text-underline-width="auto" style:text-underline-color="font-color"/>
    </style:style>
    <style:style style:name="P9" style:family="paragraph" style:parent-style-name="Standard">
      <style:paragraph-properties fo:margin-top="0in" fo:margin-bottom="0in" loext:contextual-spacing="false"/>
      <style:text-properties style:font-name="sans-serif" fo:font-size="14.25pt" style:text-underline-style="none"/>
    </style:style>
    <style:style style:name="P10" style:family="paragraph" style:parent-style-name="Standard">
      <style:paragraph-properties fo:margin-top="0in" fo:margin-bottom="0in" loext:contextual-spacing="false"/>
      <style:text-properties style:font-name="sans-serif" fo:font-size="14.25pt" style:text-underline-style="none" officeooo:paragraph-rsid="0028573d"/>
    </style:style>
    <style:style style:name="P11" style:family="paragraph" style:parent-style-name="Standard">
      <style:paragraph-properties fo:margin-top="0in" fo:margin-bottom="0in" loext:contextual-spacing="false"/>
      <style:text-properties style:font-name="sans-serif" fo:font-size="11pt" style:text-underline-style="none" style:font-size-asian="11pt" style:font-size-complex="11pt"/>
    </style:style>
    <style:style style:name="P12" style:family="paragraph" style:parent-style-name="Standard">
      <style:paragraph-properties fo:margin-top="0in" fo:margin-bottom="0in" loext:contextual-spacing="false"/>
      <style:text-properties style:font-name="sans-serif" fo:font-size="11pt" style:text-underline-style="none" officeooo:rsid="001165ac" officeooo:paragraph-rsid="001165ac" style:font-size-asian="11pt" style:font-size-complex="11pt"/>
    </style:style>
    <style:style style:name="P13" style:family="paragraph" style:parent-style-name="Standard">
      <style:paragraph-properties fo:margin-top="0in" fo:margin-bottom="0in" loext:contextual-spacing="false"/>
      <style:text-properties style:font-name="sans-serif" fo:font-size="11pt" style:text-underline-style="none" officeooo:rsid="00164430" officeooo:paragraph-rsid="00164430" style:font-size-asian="11pt" style:font-size-complex="11pt"/>
    </style:style>
    <style:style style:name="P14" style:family="paragraph" style:parent-style-name="Standard">
      <style:paragraph-properties fo:margin-top="0in" fo:margin-bottom="0in" loext:contextual-spacing="false"/>
      <style:text-properties style:font-name="sans-serif" fo:font-size="11pt" style:text-underline-style="none" officeooo:rsid="001d4eb2" officeooo:paragraph-rsid="001d4eb2" style:font-size-asian="11pt" style:font-size-complex="11pt"/>
    </style:style>
    <style:style style:name="P15" style:family="paragraph" style:parent-style-name="Standard">
      <style:paragraph-properties fo:margin-top="0in" fo:margin-bottom="0in" loext:contextual-spacing="false"/>
      <style:text-properties style:font-name="sans-serif" fo:font-size="11pt" style:text-underline-style="none" officeooo:rsid="001e32fa" officeooo:paragraph-rsid="001e32fa" style:font-size-asian="11pt" style:font-size-complex="11pt"/>
    </style:style>
    <style:style style:name="P16" style:family="paragraph" style:parent-style-name="Standard">
      <style:paragraph-properties fo:margin-top="0in" fo:margin-bottom="0in" loext:contextual-spacing="false"/>
      <style:text-properties style:font-name="sans-serif" fo:font-size="11pt" style:text-underline-style="none" officeooo:rsid="001ec157" officeooo:paragraph-rsid="001ec157" style:font-size-asian="11pt" style:font-size-complex="11pt"/>
    </style:style>
    <style:style style:name="P17" style:family="paragraph" style:parent-style-name="Standard">
      <style:paragraph-properties fo:margin-top="0in" fo:margin-bottom="0in" loext:contextual-spacing="false"/>
      <style:text-properties style:font-name="sans-serif" fo:font-size="11pt" style:text-underline-style="none" officeooo:rsid="002056c7" officeooo:paragraph-rsid="002056c7" style:font-size-asian="11pt" style:font-size-complex="11pt"/>
    </style:style>
    <style:style style:name="P18" style:family="paragraph" style:parent-style-name="Standard">
      <style:paragraph-properties fo:margin-top="0in" fo:margin-bottom="0in" loext:contextual-spacing="false"/>
      <style:text-properties style:font-name="sans-serif" fo:font-size="11pt" style:text-underline-style="none" officeooo:rsid="00227aff" officeooo:paragraph-rsid="00227aff" style:font-size-asian="11pt" style:font-size-complex="11pt"/>
    </style:style>
    <style:style style:name="P19" style:family="paragraph" style:parent-style-name="Standard">
      <style:paragraph-properties fo:margin-top="0in" fo:margin-bottom="0in" loext:contextual-spacing="false"/>
      <style:text-properties style:font-name="sans-serif" fo:font-size="11pt" style:text-underline-style="none" officeooo:rsid="0023976c" officeooo:paragraph-rsid="0023976c" style:font-size-asian="11pt" style:font-size-complex="11pt"/>
    </style:style>
    <style:style style:name="P20" style:family="paragraph" style:parent-style-name="Standard">
      <style:paragraph-properties fo:margin-top="0in" fo:margin-bottom="0in" loext:contextual-spacing="false"/>
      <style:text-properties style:font-name="sans-serif" fo:font-size="11pt" style:text-underline-style="none" officeooo:rsid="0024c2f0" officeooo:paragraph-rsid="0024c2f0" style:font-size-asian="11pt" style:font-size-complex="11pt"/>
    </style:style>
    <style:style style:name="P21" style:family="paragraph" style:parent-style-name="Standard">
      <style:paragraph-properties fo:margin-top="0in" fo:margin-bottom="0in" loext:contextual-spacing="false"/>
      <style:text-properties style:font-name="sans-serif" fo:font-size="11pt" style:text-underline-style="none" officeooo:rsid="00277ff3" officeooo:paragraph-rsid="00277ff3" style:font-size-asian="11pt" style:font-size-complex="11pt"/>
    </style:style>
    <style:style style:name="P22" style:family="paragraph" style:parent-style-name="Standard">
      <style:paragraph-properties fo:margin-top="0in" fo:margin-bottom="0in" loext:contextual-spacing="false"/>
      <style:text-properties style:font-name="sans-serif" fo:font-size="11pt" style:text-underline-style="none" fo:font-weight="normal" officeooo:rsid="0028f55a" officeooo:paragraph-rsid="0028f55a" style:font-size-asian="9.60000038146973pt" style:font-weight-asian="normal" style:font-size-complex="11pt" style:font-weight-complex="normal"/>
    </style:style>
    <style:style style:name="P23" style:family="paragraph" style:parent-style-name="Standard" style:master-page-name="MP0">
      <style:paragraph-properties style:page-number="auto" fo:break-before="page"/>
    </style:style>
    <style:style style:name="P24" style:family="paragraph" style:parent-style-name="Standard">
      <style:paragraph-properties fo:margin-top="0in" fo:margin-bottom="0in" loext:contextual-spacing="false"/>
      <style:text-properties style:font-name="sans-serif" fo:font-size="12pt" style:text-underline-style="none" officeooo:rsid="001ec157" officeooo:paragraph-rsid="001ec157" style:font-size-asian="12pt" style:font-size-complex="12pt"/>
    </style:style>
    <style:style style:name="P25" style:family="paragraph" style:parent-style-name="Standard">
      <style:paragraph-properties fo:margin-top="0in" fo:margin-bottom="0in" loext:contextual-spacing="false"/>
      <style:text-properties style:font-name="sans-serif" fo:font-size="12pt" style:text-underline-style="none" officeooo:rsid="002d42b0" officeooo:paragraph-rsid="002d42b0" style:font-size-asian="12pt" style:font-size-complex="12pt"/>
    </style:style>
    <style:style style:name="P26" style:family="paragraph" style:parent-style-name="Standard">
      <style:paragraph-properties fo:margin-top="0in" fo:margin-bottom="0in" loext:contextual-spacing="false"/>
      <style:text-properties style:font-name="sans-serif" fo:font-size="12pt" style:text-underline-style="none" officeooo:rsid="002d42b0" officeooo:paragraph-rsid="002f7078" style:font-size-asian="12pt" style:font-size-complex="12pt"/>
    </style:style>
    <style:style style:name="P27" style:family="paragraph" style:parent-style-name="Standard">
      <style:paragraph-properties fo:margin-top="0in" fo:margin-bottom="0in" loext:contextual-spacing="false"/>
      <style:text-properties style:font-name="sans-serif" fo:font-size="12pt" style:text-underline-style="none" fo:font-weight="normal" officeooo:rsid="002cd25e" officeooo:paragraph-rsid="002cd25e" style:font-size-asian="12pt" style:font-weight-asian="normal" style:font-size-complex="12pt" style:font-weight-complex="normal"/>
    </style:style>
    <style:style style:name="P28" style:family="paragraph" style:parent-style-name="Standard">
      <style:paragraph-properties fo:margin-top="0in" fo:margin-bottom="0in" loext:contextual-spacing="false"/>
      <style:text-properties style:font-name="sans-serif" fo:font-size="12pt" style:text-underline-style="none" fo:font-weight="normal" officeooo:rsid="002fa2a9" officeooo:paragraph-rsid="002fa2a9" style:font-size-asian="12pt" style:font-weight-asian="normal" style:font-size-complex="12pt" style:font-weight-complex="normal"/>
    </style:style>
    <style:style style:name="P29" style:family="paragraph" style:parent-style-name="Standard">
      <style:paragraph-properties fo:margin-top="0in" fo:margin-bottom="0in" loext:contextual-spacing="false"/>
      <style:text-properties style:font-name="sans-serif" fo:font-size="12pt" style:text-underline-style="none" fo:font-weight="normal" officeooo:rsid="00308b92" officeooo:paragraph-rsid="00308b92" style:font-size-asian="12pt" style:font-weight-asian="normal" style:font-size-complex="12pt" style:font-weight-complex="normal"/>
    </style:style>
    <style:style style:name="P30" style:family="paragraph" style:parent-style-name="Standard">
      <style:paragraph-properties fo:margin-top="0in" fo:margin-bottom="0in" loext:contextual-spacing="false"/>
      <style:text-properties style:font-name="sans-serif" fo:font-size="12pt" fo:font-style="italic" style:text-underline-style="none" fo:font-weight="normal" officeooo:rsid="002d42b0" officeooo:paragraph-rsid="002f7078" style:font-size-asian="12pt" style:font-style-asian="italic" style:font-weight-asian="normal" style:font-size-complex="12pt" style:font-style-complex="italic" style:font-weight-complex="normal"/>
    </style:style>
    <style:style style:name="P31" style:family="paragraph" style:parent-style-name="Standard">
      <style:paragraph-properties fo:margin-top="0in" fo:margin-bottom="0in" loext:contextual-spacing="false"/>
      <style:text-properties style:font-name="sans-serif" fo:font-size="12pt" fo:font-style="italic" style:text-underline-style="none" officeooo:rsid="001ec157" officeooo:paragraph-rsid="001ec157" style:font-size-asian="12pt" style:font-style-asian="italic" style:font-size-complex="12pt" style:font-style-complex="italic"/>
    </style:style>
    <style:style style:name="P32" style:family="paragraph" style:parent-style-name="Standard">
      <style:paragraph-properties fo:margin-top="0in" fo:margin-bottom="0in" loext:contextual-spacing="false"/>
      <style:text-properties style:font-name="sans-serif" fo:font-size="12pt" fo:font-style="italic" style:text-underline-style="none" officeooo:rsid="001d4eb2" officeooo:paragraph-rsid="001d4eb2" style:font-size-asian="12pt" style:font-style-asian="italic" style:font-size-complex="12pt" style:font-style-complex="italic"/>
    </style:style>
    <style:style style:name="P33" style:family="paragraph" style:parent-style-name="Standard">
      <style:paragraph-properties fo:margin-top="0in" fo:margin-bottom="0in" loext:contextual-spacing="false"/>
      <style:text-properties style:font-name="sans-serif" fo:font-size="11pt" style:text-underline-style="none" officeooo:rsid="002fa2a9" officeooo:paragraph-rsid="002fa2a9" style:font-size-asian="11pt" style:font-size-complex="11pt"/>
    </style:style>
    <style:style style:name="P34" style:family="paragraph" style:parent-style-name="Listenabsatz" style:list-style-name="L1"/>
    <style:style style:name="P35"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officeooo:rsid="000fbe06"/>
    </style:style>
    <style:style style:name="T3" style:family="text">
      <style:text-properties officeooo:rsid="00182b2e"/>
    </style:style>
    <style:style style:name="T4" style:family="text">
      <style:text-properties officeooo:rsid="00198fe1"/>
    </style:style>
    <style:style style:name="T5" style:family="text">
      <style:text-properties officeooo:rsid="001b6586"/>
    </style:style>
    <style:style style:name="T6" style:family="text">
      <style:text-properties officeooo:rsid="001e32fa"/>
    </style:style>
    <style:style style:name="T7" style:family="text">
      <style:text-properties officeooo:rsid="00217d5a"/>
    </style:style>
    <style:style style:name="T8" style:family="text">
      <style:text-properties officeooo:rsid="00227aff"/>
    </style:style>
    <style:style style:name="T9" style:family="text">
      <style:text-properties officeooo:rsid="0025bb8a"/>
    </style:style>
    <style:style style:name="T10" style:family="text">
      <style:text-properties officeooo:rsid="00277ff3"/>
    </style:style>
    <style:style style:name="T11" style:family="text">
      <style:text-properties officeooo:rsid="0028c1d8"/>
    </style:style>
    <style:style style:name="T12" style:family="text">
      <style:text-properties officeooo:rsid="002ade2f"/>
    </style:style>
    <style:style style:name="T13" style:family="text">
      <style:text-properties officeooo:rsid="002c7a5d"/>
    </style:style>
    <style:style style:name="T14" style:family="text">
      <style:text-properties officeooo:rsid="002cd25e"/>
    </style:style>
    <style:style style:name="T15" style:family="text">
      <style:text-properties officeooo:rsid="002db070"/>
    </style:style>
    <style:style style:name="T16" style:family="text">
      <style:text-properties officeooo:rsid="002fa2a9"/>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576183309946739585" text:style-name="L1">
        <text:list-item>
          <text:p text:style-name="P34">Alex Mantel <text:line-break/>Implementierung des <text:span text:style-name="T3">Minimaler-Spannbaum-Heuristik Algos, </text:span>Tests</text:p>
        </text:list-item>
        <text:list-item>
          <text:p text:style-name="P34">Daniel Hofmeister<text:line-break/>Implementierung des <text:span text:style-name="T4">Nächstgelegenen-Knoten-</text:span>Algorithmus, <text:s/><text:span text:style-name="T4">Vollstände Graphgenerierung für n Knoten</text:span>,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text:tab/>Daniel Hofmeister <text:tab/><text:span text:style-name="T5">15</text:span> Stunden</text:p>
      <text:p text:style-name="Standard"><text:span text:style-name="Absatz-Standardschriftart"><text:span text:style-name="T1">Aktueller Stand</text:span></text:span>: </text:p>
      <text:p text:style-name="Standard"/>
      <text:h text:style-name="P35" text:outline-level="2">Dokumentation:</text:h>
      <text:p text:style-name="P9">Algorithm<text:span text:style-name="T2">en</text:span>:</text:p>
      <text:p text:style-name="P9"/>
      <text:p text:style-name="P32">Nächstgelegener Knoten Algorithmus(NKA):</text:p>
      <text:p text:style-name="P14">Der NKA ist ein sehr einfacherer Algorithmus um einen möglichst kurzen (nicht zwangsweise dem tatsächlich kürzesten) Weg über alle Knoten zu erhalten.</text:p>
      <text:p text:style-name="P20">Wir erstellen uns zwei Listen, eine mit „unbesuchte Knoten“, in denen zum Anfang alle Knoten enthalten sind und eine „besuchte Knoten“, die zum Anfang leer ist.</text:p>
      <text:p text:style-name="P14">1) Der NKA beginnt bei einem zufälligem Knoten v. In unserer Implementation lassen wir den Startknoten angeben, da dies normalerweise ein fester Punkt ist (Ein Handelsreisender hat wohl einen festen Wohnsitz zu dem er am Ende zurückkehren möchte und fährt nicht von einer zufälligen Stadt los).</text:p>
      <text:p text:style-name="P14">2) Von v suchen wir den kürzesten Weg zu einem noch nicht besuchtem Knoten. <text:span text:style-name="T6">Die Länge des Weges wird dem totalem Weg hinzugerechnet.</text:span></text:p>
      <text:p text:style-name="P14">3) Der <text:span text:style-name="T6">Knoten v wird in die Liste der besuchten Knoten gesteckt, aus der unbesuchten Liste gelöscht und der Knoten des kürzestens Weges wird unser neues v.</text:span></text:p>
      <text:p text:style-name="P15">4) <text:span text:style-name="T9">Ist die Liste der unbesuchten Knoten leer</text:span>, dann gehe weiter zu 5), sonst zurück zu 2).</text:p>
      <text:p text:style-name="P15">5) Der Weg von v zum Startknoten wird noch dem totalem Wege hinzugerechnet und der Startknoten wird erneut de<text:span text:style-name="T10">r besuchten Liste</text:span> hinzugefügt, womit d<text:span text:style-name="T10">iese Liste</text:span> mit dem Startknoten beginnt und endet.</text:p>
      <text:p text:style-name="P15">6) <text:span text:style-name="T10">Die Liste der besuchten Knoten ist nun unser Resultat.</text:span></text:p>
      <text:p text:style-name="P11"/>
      <text:p text:style-name="P24"/>
      <text:p text:style-name="P24"/>
      <text:p text:style-name="P24"/>
      <text:p text:style-name="P31"><text:soft-page-break/>Minimaler-Spannbaum-Heuristik-Algorithmus:</text:p>
      <text:p text:style-name="P25">Dieser Algorithmus kann aus bestimmten Algorithmen zusammen gestetzt werden. </text:p>
      <text:p text:style-name="P25">1) Ein Algorithmus welcher den minimalen Spannbaum bestimmt. Hierfür lassen sich Krus<text:span text:style-name="T16">k</text:span>al und Prim verwenden. <text:span text:style-name="T16">Wir haben uns hier für den Kruskal entschieden.</text:span></text:p>
      <text:p text:style-name="P25">2) Man verdoppelt alle Kanten aus dem Spannbaum. Dieser Schritt gehört zu dem zu implementierenden Algorithmus.</text:p>
      <text:p text:style-name="P25">3) Eine suche nach einem Eulerkreis findet auf dem verdoppleten Spannbaum statt. <text:span text:style-name="T15">Für diesen Schritt lässt sich Hierholzer verwenden. Dieser sucht nach einem Eulerkreis, indem er viele verschiedene Kreise erstellt, so dass alle Kanten sich in einem Kreis befinden. Abschließend verbindet man die Kanten iterativ.</text:span></text:p>
      <text:p text:style-name="P26">4) <text:span text:style-name="T15">Der letzte Schritt besteht darin, die doppelten Knoten aus dem Pfad zu streichen. Hierbeit ist wichtig, dass die Knoten welche zuerst auftauchen noch in der Liste bleiben! Zudem bleibt der letzte Knoten ebenfalls in der Liste.</text:span></text:p>
      <text:p text:style-name="P26"/>
      <text:p text:style-name="P30"><text:span text:style-name="T15">Generierung des vollständigen Graphens:</text:span></text:p>
      <text:p text:style-name="P16">Man benötigt hier lediglich eine Anzahl an Knoten n. Für diese erzeugen wir n verschiedene Knoten (1...n) und fügen sie sdem Graphen zu.</text:p>
      <text:p text:style-name="P17">Die Kanten erstellen wir, in dem wir von links die Knoten mit allen noch kommenden Knoten „paaren“. Also für den ersten Knoten werden Kanten mit (2...n) generiert, für den 2. Kanten mit (3..n) Kanten etc. Für den n'ten Knoten werden dann keine Kanten mehr erzeugt.</text:p>
      <text:p text:style-name="P17">Jeder Knoten hat damit n-1 Kanten als (source+target) <text:span text:style-name="T7">und ist somit vollzählig. </text:span></text:p>
      <text:p text:style-name="P1"/>
      <text:p text:style-name="P9">Datenstrukturen:</text:p>
      <text:p text:style-name="P18">NKA:</text:p>
      <text:p text:style-name="P13">Der Graph ist bei uns ein von jgrpaht importierter WeightedPseudograph <text:span text:style-name="T8">(ungerichtet)</text:span>. Als Kante verwenden wir eine eigene klasse NamedWeightedEdge die zusätzlich zur Funktionalität der DefaultEdge von jgrapht noch intern das Gewicht speichert.</text:p>
      <text:p text:style-name="P19">Für die <text:span text:style-name="T10">beiden Liste der besuchten und unbesuchten Knoten wurden ArrayLists verwendet.</text:span></text:p>
      <text:p text:style-name="P10"/>
      <text:p text:style-name="P9">Tests:</text:p>
      <text:p text:style-name="P2">NKA:</text:p>
      <text:p text:style-name="P11">Einfache Tests für den Algorithmus wurden geschrieben.</text:p>
      <text:p text:style-name="P11"/>
      <text:p text:style-name="P21">Minimaler-Spannbaum-Heuristik:</text:p>
      <text:p text:style-name="P33">Einfache Tests für den Algorithmus wurden geschrieben.</text:p>
      <text:p text:style-name="P12"/>
      <text:p text:style-name="P1"><text:span text:style-name="T11">Vollständiger</text:span> Graph Generierung</text:p>
      <text:p text:style-name="P11"><text:soft-page-break/>Einfacher Test zur Überprüfung auf korrekte Kanten <text:span text:style-name="T16">und </text:span>Knotenanzahl wurde geschrieben. </text:p>
      <text:p text:style-name="P9"/>
      <text:p text:style-name="P9">Beantwortung der Fragen:</text:p>
      <text:p text:style-name="P8"/>
      <text:p text:style-name="P4">Wie stellen Sie sicher, dass der generierte vollständie Graph die Dreiecksungleichung erfüllt?</text:p>
      <text:p text:style-name="P22">Wir garantieren diese Eigenschafft, indem wir die möglichen Kanten so wählen, dass das Minimalgewicht &gt; (2xMinimalgewicht)-1 <text:s/>ist. Bei zufälligem Gewicht erreichen wir so, dass der weg über 2 Kanten niemals kürzer sein kann als der Weg über eine.</text:p>
      <text:p text:style-name="P22">Worst Case Scenario: </text:p>
      <text:p text:style-name="P22">Einzelner Weg = Maximalgewicht = 2xMinimalgewicht-1</text:p>
      <text:p text:style-name="P22">Zweifacher Weg = 2xMinimalgewicht</text:p>
      <text:p text:style-name="P22">(2xMinimalgewicht)-1&lt;2xMinimalgewicht</text:p>
      <text:p text:style-name="P22">Einzelner Weg &lt; Zweifacher Weg</text:p>
      <text:p text:style-name="P3"/>
      <text:p text:style-name="P3">Welcher Algorithmus/welche Implementation ist schneller?</text:p>
      <text:p text:style-name="P28">Bei uns war der der nächste Nachbarn Algorithmus etwa 10x schneller. Dies mag an den zahlreichen Algorithmen liegen, welche für den spanning tree heuristic implementiert wurden.</text:p>
      <text:p text:style-name="P3"/>
      <text:p text:style-name="P3">W<text:span text:style-name="T12">ie sieht das bei etwa 100 Versuchen aus?</text:span></text:p>
      <text:p text:style-name="P29"/>
      <text:p text:style-name="P3"/>
      <text:p text:style-name="P5">Welcher der beiden Algorithmen benötigt ein vollständiges, ein symmetrisches und/oder ein metrisches TSP?</text:p>
      <text:p text:style-name="P3"/>
      <text:p text:style-name="P3">W<text:span text:style-name="T13">ie könnten Sie Ihre Algorithmen anpassen, um in Graph3 eine möglichst kurze Rundreise durch Kiel, Husum, Lüneburg, Lübeck, Hameln, Paderborn, Hannover und Cuxhaven zu bekommen?</text:span></text:p>
      <text:p text:style-name="P7">NKA:</text:p>
      <text:p text:style-name="P6">Man könnte als Eingabe eine Liste von Knoten zulassen (eben den hier aufgezählten). <text:span text:style-name="T14">Nun würde die ursprüngliche Liste der unbesuchten Knoten nicht mit allen Knoten des Graphen beginnen, sondern nur mit den von uns gesuchten.</text:span></text:p>
      <text:p text:style-name="P7"/>
      <text:p text:style-name="P7">Minimaler-Spannbaum-Heuristik:</text:p>
      <text:p text:style-name="P28">Der Algorithmus setzt stark darauf auf, dass der Graph vollständig und metrisch 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meta:initial-creator>Prof. Dr. Klauck</meta:initial-creator>
    <meta:creation-date>2011-07-05T12:37:00Z</meta:creation-date>
    <dc:date>2014-12-18T08:32:59.923774621</dc:date>
    <meta:editing-cycles>59</meta:editing-cycles>
    <meta:editing-duration>PT6H33M2S</meta:editing-duration>
    <meta:document-statistic meta:table-count="0" meta:image-count="0" meta:object-count="0" meta:page-count="3" meta:paragraph-count="56" meta:word-count="741" meta:character-count="5199" meta:non-whitespace-character-count="4495"/>
    <meta:template xlink:type="simple" xlink:actuate="onRequest" xlink:title="" xlink:href="../PFormal.odt/Normal.dotm"/>
  </office:meta>
</office:document-meta>
</file>